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language="en" fo:country="GB" style:text-underline-style="solid" style:text-underline-width="auto" style:text-underline-color="font-color" officeooo:rsid="000a84a1" officeooo:paragraph-rsid="000a84a1"/>
    </style:style>
    <style:style style:name="P2" style:family="paragraph" style:parent-style-name="Standard">
      <style:paragraph-properties fo:text-align="start" style:justify-single-word="false"/>
      <style:text-properties style:font-name="Arial" fo:language="en" fo:country="GB" style:text-underline-style="solid" style:text-underline-width="auto" style:text-underline-color="font-color" officeooo:rsid="000a84a1" officeooo:paragraph-rsid="000a84a1"/>
    </style:style>
    <style:style style:name="P3" style:family="paragraph" style:parent-style-name="Text_20_body" style:list-style-name="L1">
      <style:paragraph-properties fo:text-align="start" style:justify-single-word="false"/>
      <style:text-properties style:font-name="Arial" style:text-underline-style="solid" style:text-underline-width="auto" style:text-underline-color="font-color" officeooo:rsid="000a84a1" officeooo:paragraph-rsid="000a84a1"/>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T1" style:family="text">
      <style:text-properties style:font-name="Arial" fo:language="en" fo:country="GB"/>
    </style:style>
    <style:style style:name="T2" style:family="text">
      <style:text-properties fo:language="en" fo:country="GB" style:text-underline-style="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uture of IA as you see</text:p>
      <text:p text:style-name="P1"/>
      <text:p text:style-name="P2"/>
      <text:list text:style-name="L1">
        <text:list-item>
          <text:p text:style-name="P3"><text:span text:style-name="Strong_20_Emphasis"><text:span text:style-name="T2">Transportation:</text:span></text:span><text:span text:style-name="T2"> Although it could take some time to perfect them, autonomous cars will one day ferry us from place to place.</text:span></text:p>
        </text:list-item>
      </text:list>
      <text:list text:style-name="L2">
        <text:list-item>
          <text:p text:style-name="P5"><text:span text:style-name="Strong_20_Emphasis"><text:span text:style-name="T1">Manufacturing: </text:span></text:span><text:a xlink:type="simple" xlink:href="https://builtin.com/artificial-intelligence/ai-manufacturing-robots-automation" office:target-frame-name="_blank" xlink:show="new" text:style-name="Internet_20_link" text:visited-style-name="Visited_20_Internet_20_Link"><text:span text:style-name="T1">AI powered robots work alongside humans</text:span></text:a><text:span text:style-name="T1"> to perform a limited range of tasks like assembly and stacking, and predictive analysis sensors keep equipment running smoothly.</text:span></text:p>
        </text:list-item>
        <text:list-item>
          <text:p text:style-name="P5"><text:span text:style-name="Strong_20_Emphasis"><text:span text:style-name="T1">Healthcare:</text:span></text:span><text:span text:style-name="T1"> In the comparatively AI-nascent field of healthcare, diseases are more quickly and accurately diagnosed, drug discovery is sped up and streamlined, virtual nursing assistants monitor patients and big data analysis helps to create a more personalized patient experience.</text:span></text:p>
        </text:list-item>
        <text:list-item>
          <text:p text:style-name="P5"><text:span text:style-name="Strong_20_Emphasis"><text:span text:style-name="T1">Education:</text:span></text:span><text:span text:style-name="T1"> Textbooks are digitized with the help of AI, early-stage virtual tutors assist human instructors and facial analysis gauges the emotions of students to help determine who’s struggling or bored and better tailor the experience to their individual needs.</text:span></text:p>
        </text:list-item>
        <text:list-item>
          <text:p text:style-name="P5"><text:span text:style-name="Strong_20_Emphasis"><text:span text:style-name="T1">Media:</text:span></text:span><text:span text:style-name="T1"> Journalism is harnessing AI, too, and will continue to benefit from it. Bloomberg uses Cyborg technology to help make quick sense of complex financial reports. The Associated Press employs the natural language abilities of Automated Insights to produce 3,700 earning reports stories per year — nearly four times more than in the recent past.</text:span></text:p>
        </text:list-item>
        <text:list-item>
          <text:p text:style-name="P4"><text:span text:style-name="Strong_20_Emphasis"><text:span text:style-name="T1">Customer Service:</text:span></text:span><text:span text:style-name="T1"> Last but hardly least, Google is working on an AI assistant that can place human-like calls to make appointments at, say, your neighborhood hair salon. In addition to words, the system understands context and nuance.</text:span></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8:08:31.933106894</meta:creation-date>
    <dc:date>2023-02-27T08:54:02.929936188</dc:date>
    <meta:editing-duration>PT45M31S</meta:editing-duration>
    <meta:editing-cycles>1</meta:editing-cycles>
    <meta:generator>LibreOffice/7.4.4.2$Linux_X86_64 LibreOffice_project/40$Build-2</meta:generator>
    <meta:document-statistic meta:table-count="0" meta:image-count="0" meta:object-count="0" meta:page-count="1" meta:paragraph-count="7" meta:word-count="229" meta:character-count="1466" meta:non-whitespace-character-count="1249"/>
  </office:meta>
</office:document-meta>
</file>